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, arial, verdana, sans-serif, 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language="ru" fo:country="RU"/>
    </style:style>
    <style:style style:name="P7" style:family="paragraph" style:parent-style-name="Standard" style:list-style-name="L2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2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variant="normal" fo:text-transform="none" fo:color="#000000" style:font-name="tahoma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ahoma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style:font-name="Tahoma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style:font-name="Tahoma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style:font-name="Tahoma" fo:font-size="12pt" fo:language="ru" fo:country="RU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убликуем <text:span text:style-name="T1">Rails </text:span><text:span text:style-name="T3">приложение</text:span></text:p>
      <text:p text:style-name="P1"/>
      <text:p text:style-name="P3">В качестве сервера используем собственный компьютер</text:p>
      <text:p text:style-name="P1"/>
      <text:list xml:id="list4972142370225862032" text:style-name="L1">
        <text:list-item>
          <text:p text:style-name="P5"><text:span text:style-name="T3">открываем файл </text:span><text:span text:style-name="T4">\config\</text:span><text:span text:style-name="T2">boot.rb</text:span></text:p>
        </text:list-item>
        <text:list-item>
          <text:p text:style-name="P6">добавляем к концу текст:</text:p>
          <text:p text:style-name="P6"><text:s text:c="5"/></text:p>
          <text:p text:style-name="P6"><text:s/><text:line-break/>require 'rails/commands/server' <text:line-break/><text:line-break/>module Rails <text:line-break/>class Server <text:line-break/>alias :default_options_alias :default_options <text:line-break/>def default_options <text:line-break/>default_options_alias.merge!(:Host =&gt; '0.0.0.0') <text:line-break/>end <text:line-break/>end <text:line-break/>end</text:p>
        </text:list-item>
      </text:list>
      <text:p text:style-name="P1"/>
      <text:list xml:id="list42216749" text:continue-numbering="true" text:style-name="L1">
        <text:list-item>
          <text:p text:style-name="P6">в обычной консоли запускаем сервер</text:p>
        </text:list-item>
        <text:list-item>
          <text:p text:style-name="P6">открываем консоль<text:span text:style-name="T8"> </text:span><text:span text:style-name="T6">ngrok </text:span>и пишем:</text:p>
        </text:list-item>
      </text:list>
      <text:p text:style-name="P1"/>
      <text:p text:style-name="Standard"><text:span text:style-name="T3"><text:tab/></text:span><text:span text:style-name="T5">ngrok http 3000</text:span><text:span text:style-name="T7"> <text:s/>( для </text:span><text:span text:style-name="T9">Rails )</text:span></text:p>
      <text:p text:style-name="Standard"><text:span text:style-name="T9"/></text:p>
      <text:p text:style-name="Standard"><text:span text:style-name="T9"><text:tab/></text:span><text:span text:style-name="T14">ngrok http 80 <text:s/></text:span><text:span text:style-name="T16">( </text:span><text:span text:style-name="T17">для </text:span><text:span text:style-name="T16">PHP )</text:span></text:p>
      <text:list xml:id="list5874357988943674171" text:style-name="L2">
        <text:list-item>
          <text:list>
            <text:list-header>
              <text:p text:style-name="P7"/>
              <text:p text:style-name="P7"/>
              <text:p text:style-name="P9"><text:span text:style-name="T3">переписываем ссылку напротив слова </text:span><text:span text:style-name="T1">Forwarding</text:span></text:p>
            </text:list-header>
          </text:list>
        </text:list-item>
      </text:list>
      <text:p text:style-name="P4"><text:span text:style-name="T1"><text:tab/> <text:s text:c="5"/></text:span><text:span text:style-name="T3">добавляем к концу ссылки <text:s/></text:span><text:span text:style-name="T4">/proga1/input</text:span></text:p>
      <text:list xml:id="list42208525" text:continue-numbering="true" text:style-name="L2">
        <text:list-item>
          <text:list>
            <text:list-header>
              <text:p text:style-name="P8">это и есть ссылка на наш сайт</text:p>
            </text:list-header>
          </text:list>
        </text:list-item>
      </text:list>
      <text:p text:style-name="P1"/>
      <text:p text:style-name="P1"/>
      <text:p text:style-name="P1"><text:tab/> <text:s text:c="4"/>пример ссылки:</text:p>
      <text:p text:style-name="P1"><text:tab/><text:tab/><text:span text:style-name="T11">http://6e5ec573.ngrok.io/proga1/in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, arial, verdana, sans-serif, 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2-26T22:11:15.53</meta:creation-date>
    <meta:generator>OpenOffice/4.1.1$Win32 OpenOffice.org_project/411m6$Build-9775</meta:generator>
    <dc:date>2016-07-15T22:02:48.61</dc:date>
    <dc:creator>Максим Maxim</dc:creator>
    <meta:editing-duration>PT38M49S</meta:editing-duration>
    <meta:editing-cycles>11</meta:editing-cycles>
    <meta:document-statistic meta:table-count="0" meta:image-count="0" meta:object-count="0" meta:page-count="1" meta:paragraph-count="15" meta:word-count="81" meta:character-count="642"/>
  </office:meta>
</office:document-meta>
</file>